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9" style:family="table-cell">
      <style:table-cell-properties fo:padding="0.097cm" fo:border-left="0.05pt solid #000080" fo:border-right="none" fo:border-top="none" fo:border-bottom="0.05pt solid #000080"/>
    </style:style>
    <style:style style:name="Tabla10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062cd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fo:font-style="normal" officeooo:paragraph-rsid="001062cd" style:font-style-asian="normal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fo:font-style="normal" officeooo:rsid="00170747" officeooo:paragraph-rsid="001062cd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062cd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normal" fo:font-weight="bold" officeooo:rsid="001062cd" officeooo:paragraph-rsid="001062cd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1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1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1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13" style:family="paragraph" style:parent-style-name="Standard">
      <style:text-properties officeooo:rsid="000952b1" officeooo:paragraph-rsid="000952b1"/>
    </style:style>
    <style:style style:name="P14" style:family="paragraph" style:parent-style-name="Standard">
      <style:text-properties officeooo:rsid="000a41d9" officeooo:paragraph-rsid="000a41d9"/>
    </style:style>
    <style:style style:name="P15" style:family="paragraph" style:parent-style-name="Standard">
      <style:text-properties style:font-name="Arial1" fo:font-size="11pt" fo:font-weight="normal" officeooo:rsid="0017007b" officeooo:paragraph-rsid="001062cd" style:font-size-asian="10.5pt" style:font-weight-asian="normal" style:font-weight-complex="normal"/>
    </style:style>
    <style:style style:name="P16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062cd" style:font-size-asian="10.5pt" style:font-weight-asian="normal" style:font-weight-complex="normal"/>
    </style:style>
    <style:style style:name="P17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062cd" style:font-size-asian="10.5pt" style:font-weight-asian="normal" style:font-weight-complex="normal"/>
    </style:style>
    <style:style style:name="P18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1062cd"/>
    </style:style>
    <style:style style:name="P19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8006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9fc7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952b1"/>
    </style:style>
    <style:style style:name="T8" style:family="text">
      <style:text-properties officeooo:rsid="000b7e9f"/>
    </style:style>
    <style:style style:name="T9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0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1" style:family="text">
      <style:text-properties style:font-name="Arial1" fo:font-size="11pt" fo:font-weight="normal" officeooo:rsid="0018006c" style:font-size-asian="10.5pt" style:font-weight-asian="normal" style:font-weight-complex="normal"/>
    </style:style>
    <style:style style:name="T12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3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14" style:family="text">
      <style:text-properties style:font-name="Arial1" fo:font-size="11pt" fo:font-weight="bold" officeooo:rsid="001062cd" style:font-size-asian="10.5pt" style:font-weight-asian="bold" style:font-weight-complex="bold"/>
    </style:style>
    <style:style style:name="T15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16" style:family="text">
      <style:text-properties officeooo:rsid="001062cd"/>
    </style:style>
    <style:style style:name="T17" style:family="text">
      <style:text-properties officeooo:rsid="0018006c"/>
    </style:style>
    <style:style style:name="T18" style:family="text">
      <style:text-properties officeooo:rsid="001d7ef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1"><text:span text:style-name="T6">UT4. </text:span><text:span text:style-name="T16">Prueba práctica. Parte 2</text:span></text:p>
      <text:p text:style-name="P19"/>
      <text:p text:style-name="Standard"><text:span text:style-name="T17">1</text:span>. <text:span text:style-name="T7">Una empresa dispone para acceder a Internet de un router ADSL que le provee de una única IP pública (80.131.2.11) y en sus instalaciones hay 220 PC de escritorio, 3 impresoras de red y dos equipos servidores.</text:span></text:p>
      <text:p text:style-name="Standard"/>
      <text:p text:style-name="P13">Diseña el direccionamiento IP para dicha empresa. Completa los datos en la siguiente tabla: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Parámetro <text:span text:style-name="T8">IP</text:span></text:p>
          </table:table-cell>
          <table:table-cell table:style-name="Tabla10.B1" office:value-type="string">
            <text:p text:style-name="P3">valor</text:p>
          </table:table-cell>
        </table:table-row>
        <table:table-row>
          <table:table-cell table:style-name="Tabla10.A7" office:value-type="string">
            <text:p text:style-name="P12">Clase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12">Máscara de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4" office:value-type="string">
            <text:p text:style-name="P10">Dirección de red</text:p>
          </table:table-cell>
          <table:table-cell table:style-name="Tabla10.B4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10">Dirección de broadcast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9">Dirección<text:span text:style-name="T7"> privada </text:span>del router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10">Dirección del primer equipo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8" office:value-type="string">
            <text:p text:style-name="P10">Dirección del último equipo de la red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9" office:value-type="string">
            <text:p text:style-name="P11">Dirección de la puerta de enlace predeterminada de los equipos de la red</text:p>
          </table:table-cell>
          <table:table-cell table:style-name="Tabla10.B9" office:value-type="string">
            <text:p text:style-name="P4"/>
          </table:table-cell>
        </table:table-row>
      </table:table>
      <text:p text:style-name="Standard"/>
      <text:p text:style-name="P14"/>
      <text:p text:style-name="P18"><text:span text:style-name="T11">2</text:span><text:span text:style-name="T10">. </text:span><text:span text:style-name="T9">Una organización que tiene asignada la dirección IP </text:span><text:span text:style-name="T10">de rec de clase </text:span><text:span text:style-name="T12">B</text:span><text:span text:style-name="T9"> 1</text:span><text:span text:style-name="T12">7</text:span><text:span text:style-name="T10">5</text:span><text:span text:style-name="T9">.</text:span><text:span text:style-name="T12">24</text:span><text:span text:style-name="T9">.</text:span><text:span text:style-name="T12">0</text:span><text:span text:style-name="T9">.0 nos encarga su división en </text:span><text:span text:style-name="T15">tres</text:span><text:span text:style-name="T13"> subredes</text:span><text:span text:style-name="T9">. Responde a las siguientes preguntas</text:span></text:p>
      <text:p text:style-name="P16">¿Cuantos bits debemos tomar de la parte de host para poder crear <text:span text:style-name="T16">5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P16"/>
      <text:p text:style-name="P16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17"/>
      <text:p text:style-name="P16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/>
          </table:table-cell>
        </table:table-row>
      </table:table>
      <text:p text:style-name="P17"/>
      <text:p text:style-name="P16">¿Como quedará expresada la dirección IP de <text:span text:style-name="T18">la segunda sub</text:span>red en notación CID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"/>
          </table:table-cell>
        </table:table-row>
      </table:table>
      <text:p text:style-name="P16"/>
      <text:p text:style-name="P16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>
          <table:table-cell table:style-name="Tabla6.A1" office:value-type="string">
            <text:p text:style-name="P6">Subred</text:p>
          </table:table-cell>
          <table:table-cell table:style-name="Tabla6.A1" office:value-type="string">
            <text:p text:style-name="P6">Dirección de subred</text:p>
          </table:table-cell>
          <table:table-cell table:style-name="Tabla6.A1" office:value-type="string">
            <text:p text:style-name="P6">Dirección de difusión</text:p>
          </table:table-cell>
          <table:table-cell table:style-name="Tabla6.D1" office:value-type="string">
            <text:p text:style-name="P6">Rango de la subred</text:p>
          </table:table-cell>
        </table:table-row>
        <table:table-row>
          <table:table-cell table:style-name="Tabla6.A2" office:value-type="string">
            <text:p text:style-name="P7">0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D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7">1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D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7">2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D2" office:value-type="string">
            <text:p text:style-name="P5"/>
          </table:table-cell>
        </table:table-row>
      </table:table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8006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9fc7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</text:span><text:span text:style-name="MT4">2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3-12T07:01:17.695550811</dc:date>
    <dc:creator>ivan </dc:creator>
    <meta:editing-duration>PT5H45M33S</meta:editing-duration>
    <meta:editing-cycles>43</meta:editing-cycles>
    <meta:generator>LibreOffice/4.1.3.2$Linux_x86 LibreOffice_project/410m0$Build-2</meta:generator>
    <meta:document-statistic meta:table-count="6" meta:image-count="1" meta:object-count="0" meta:page-count="2" meta:paragraph-count="28" meta:word-count="205" meta:character-count="1188" meta:non-whitespace-character-count="1008"/>
  </office:meta>
</office:document-meta>
</file>